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style:font-name="Liberation Sans" fo:font-size="28pt" fo:font-weight="bold" officeooo:rsid="00073e82" style:font-name-asian="Microsoft YaHei" style:font-size-asian="28pt" style:font-weight-asian="bold" style:font-name-complex="Mangal" style:font-size-complex="28pt" style:font-weight-complex="bold"/>
    </style:style>
    <style:style style:name="T2" style:family="text">
      <style:text-properties officeooo:rsid="000abd10"/>
    </style:style>
    <style:style style:name="T3" style:family="text">
      <style:text-properties officeooo:rsid="000bd108"/>
    </style:style>
    <style:style style:name="T4" style:family="text">
      <style:text-properties officeooo:rsid="000d5d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">Guide</text:span> t<text:span text:style-name="T4">o t</text:span>his website</text:p>
      <text:p text:style-name="Standard">It’s very trivial to navigate the pages. <text:span text:style-name="T2">Use the left side to open folders. Clicking on a section will highlight it and move your view to it. Use the back arrow to go back up. It’s very similar to your operating system’s files and folders. </text:span><text:span text:style-name="T3">Please note, if you’re using the bare version of this website, you cannot navigate and you have the full page in view. </text:span><text:span text:style-name="T2">Enjoy!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officeooo:rsid="0005446b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0.4.2$Linux_X86_64 LibreOffice_project/00$Build-2</meta:generator>
    <dc:date>2021-02-10T14:25:08.212082113</dc:date>
    <meta:editing-duration>PT17M18S</meta:editing-duration>
    <meta:editing-cycles>10</meta:editing-cycles>
    <meta:document-statistic meta:table-count="0" meta:image-count="0" meta:object-count="0" meta:page-count="1" meta:paragraph-count="2" meta:word-count="72" meta:character-count="386" meta:non-whitespace-character-count="316"/>
  </office:meta>
</office:document-meta>
</file>